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2.989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2" style:family="table-row">
      <style:table-row-properties style:min-row-height="3.1146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3.125in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style:min-row-height="2.9896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2" style:family="table-row">
      <style:table-row-properties style:min-row-height="3.114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3.125in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style:min-row-height="2.989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2" style:family="table-row">
      <style:table-row-properties style:min-row-height="3.1146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3.125in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style:min-row-height="2.989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3.1146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3.125in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3.4625in" style:rel-column-width="32767*"/>
    </style:style>
    <style:style style:name="Table5.1" style:family="table-row">
      <style:table-row-properties style:min-row-height="2.989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2" style:family="table-row">
      <style:table-row-properties style:min-row-height="3.1146in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3" style:family="table-row">
      <style:table-row-properties style:min-row-height="3.125in"/>
    </style:style>
    <style:style style:name="P1" style:family="paragraph" style:parent-style-name="Table_20_Contents" style:list-style-name="L1"/>
    <style:style style:name="T1" style:family="text">
      <style:text-properties style:text-line-through-style="soli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list xml:id="list3652865244194725688" text:style-name="L1">
              <text:list-item>
                <text:p text:style-name="P1">Intro, team, project</text:p>
              </text:list-item>
              <text:list-item>
                <text:p text:style-name="P1">past projects w/ Jquery</text:p>
              </text:list-item>
              <text:list-item>
                <text:p text:style-name="P1">Unified framework, Angular w/ AMPT</text:p>
              </text:list-item>
              <text:list-item>
                <text:p text:style-name="P1">NG2 Beta, sure?</text:p>
              </text:list-item>
              <text:list-item>
                <text:p text:style-name="P1">Long life, backed/dev'd Google</text:p>
              </text:list-item>
              <text:list-item>
                <text:p text:style-name="P1">viable couple years from now</text:p>
              </text:list-item>
              <text:list-item>
                <text:p text:style-name="P1">popular, libraries and xp to come</text:p>
              </text:list-item>
              <text:list-item>
                <text:p text:style-name="P1">beta rough, but release timing</text:p>
              </text:list-item>
              <text:list-item>
                <text:p text:style-name="P1">(Optional) joke on exp on clients</text:p>
              </text:list-item>
              <text:list-item>
                <text:p text:style-name="P1">Just released CC with NG 2.0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>1</text:p>
          </table:table-cell>
          <table:table-cell table:style-name="Table1.B1" office:value-type="string">
            <text:list xml:id="list20240665" text:continue-numbering="true" text:style-name="L1">
              <text:list-item>
                <text:p text:style-name="P1">People with JS</text:p>
              </text:list-item>
              <text:list-item>
                <text:p text:style-name="P1">~tech, some high lvl</text:p>
              </text:list-item>
              <text:list-item>
                <text:p text:style-name="P1">changes from ng1</text:p>
              </text:list-item>
              <text:list-item>
                <text:p text:style-name="P1">Rx important, but I'll brief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</text:p>
          </table:table-cell>
        </table:table-row>
        <table:table-row table:style-name="Table1.2">
          <table:table-cell table:style-name="Table1.A2" office:value-type="string">
            <text:list xml:id="list20253942" text:continue-numbering="true" text:style-name="L1">
              <text:list-item>
                <text:p text:style-name="P1">(follow slide)</text:p>
              </text:list-item>
              <text:list-item>
                <text:p text:style-name="P1">overview of angular and ng2</text:p>
              </text:list-item>
              <text:list-item>
                <text:p text:style-name="P1">ng2 after using ng1</text:p>
              </text:list-item>
              <text:list-item>
                <text:p text:style-name="P1">state of the <text:span text:style-name="T1">union</text:span> project, time to switch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3</text:p>
          </table:table-cell>
          <table:table-cell table:style-name="Table1.B2" office:value-type="string">
            <text:list xml:id="list20257337" text:continue-numbering="true" text:style-name="L1">
              <text:list-item>
                <text:p text:style-name="P1">NG?</text:p>
              </text:list-item>
              <text:list-item>
                <text:p text:style-name="P1">NG JS is JS framework built around comp.</text:p>
              </text:list-item>
              <text:list-item>
                <text:p text:style-name="P1">HTML templ, JS cont, +CSS</text:p>
              </text:list-item>
              <text:list-item>
                <text:p text:style-name="P1">Compartmentalized comp css, shad DOM</text:p>
              </text:list-item>
              <text:list-item>
                <text:p text:style-name="P1">comms via bindings</text:p>
              </text:list-item>
              <text:list-item>
                <text:p text:style-name="P1">NG1 cust direct/attr., ng2 syntax</text:p>
              </text:list-item>
              <text:list-item>
                <text:p text:style-name="P1">comms up to you, recomm. Rxjs observ.</text:p>
              </text:list-item>
              <text:list-item>
                <text:p text:style-name="P1">Obs replacing promises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4</text:p>
          </table:table-cell>
        </table:table-row>
        <table:table-row table:style-name="Table1.3">
          <table:table-cell table:style-name="Table1.A2" office:value-type="string">
            <text:list xml:id="list20254901" text:continue-numbering="true" text:style-name="L1">
              <text:list-item>
                <text:p text:style-name="P1">Here's what comp looks like</text:p>
              </text:list-item>
              <text:list-item>
                <text:p text:style-name="P1">temp/css view, talk w/ bindings to model</text:p>
              </text:list-item>
              <text:list-item>
                <text:p text:style-name="P1">can also go through controller via events</text:p>
              </text:list-item>
              <text:list-item>
                <text:p text:style-name="P1">comms w/ WS, handled by NG http</text:p>
              </text:list-item>
              <text:list-item>
                <text:p text:style-name="P1">WS → JSON → Observables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5</text:p>
          </table:table-cell>
          <table:table-cell table:style-name="Table1.B2" office:value-type="string">
            <text:list xml:id="list20236388" text:continue-numbering="true" text:style-name="L1">
              <text:list-item>
                <text:p text:style-name="P1">Reactive: funct. approach to state</text:p>
              </text:list-item>
              <text:list-item>
                <text:p text:style-name="P1">RxJS is Reactive, isn't Facebook's React</text:p>
              </text:list-item>
              <text:list-item>
                <text:p text:style-name="P1">Rx in http and our cross-comp comms</text:p>
              </text:list-item>
              <text:list-item>
                <text:p text:style-name="P1">Rx Rx Rx!?</text:p>
              </text:list-item>
              <text:list-item>
                <text:p text:style-name="P1">NG2 – MS TS: structure to JS</text:p>
              </text:list-item>
              <text:list-item>
                <text:p text:style-name="P1">syntax changes: simplify, replace direct.s</text:p>
              </text:list-item>
              <text:list-item>
                <text:p text:style-name="P1"><text:s/>More modular, better perf for mobile</text:p>
              </text:list-item>
              <text:list-item>
                <text:p text:style-name="P1">Segway to RX</text:p>
              </text:list-item>
              <text:list-item>
                <text:p text:style-name="P1">disclaimer that that's what we do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6</text:p>
          </table:table-cell>
        </table:table-row>
      </table:table>
      <text:p text:style-name="Standard"><text:soft-page-break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list xml:id="list20229669" text:continue-numbering="true" text:style-name="L1">
              <text:list-item>
                <text:p text:style-name="P1">RxJS = Observables; pipelines stream data</text:p>
              </text:list-item>
              <text:list-item>
                <text:p text:style-name="P1">like to think of as events</text:p>
              </text:list-item>
              <text:list-item>
                <text:p text:style-name="P1">marble diagrams</text:p>
              </text:list-item>
              <text:list-item>
                <text:p text:style-name="P1">observable, operation, results</text:p>
              </text:list-item>
              <text:list-item>
                <text:p text:style-name="P1">explain 1,2,3 to 10,20,30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7</text:p>
          </table:table-cell>
          <table:table-cell table:style-name="Table2.B1" office:value-type="string">
            <text:list xml:id="list20249589" text:continue-numbering="true" text:style-name="L1">
              <text:list-item>
                <text:p text:style-name="P1">Obs from http, can x-comp comm &amp; watch</text:p>
              </text:list-item>
              <text:list-item>
                <text:p text:style-name="P1">better than building scopes manually (ng1)</text:p>
              </text:list-item>
              <text:list-item>
                <text:p text:style-name="P1">highly configurable via chains</text:p>
              </text:list-item>
              <text:list-item>
                <text:p text:style-name="P1">1<text:span text:style-name="T2">st</text:span> ex. Event Bus</text:p>
              </text:list-item>
              <text:list-item>
                <text:p text:style-name="P1">mention empty arg. Syntax</text:p>
              </text:list-item>
              <text:list-item>
                <text:p text:style-name="P1">2<text:span text:style-name="T2">nd</text:span> basically data streaming functions</text:p>
              </text:list-item>
              <text:list-item>
                <text:p text:style-name="P1">disclaimer: modifying events = no-no</text:p>
              </text:list-item>
              <text:list-item>
                <text:p text:style-name="P1">chain methods not shared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8</text:p>
          </table:table-cell>
        </table:table-row>
        <table:table-row table:style-name="Table2.2">
          <table:table-cell table:style-name="Table2.A2" office:value-type="string">
            <text:list xml:id="list20243719" text:continue-numbering="true" text:style-name="L1">
              <text:list-item>
                <text:p text:style-name="P1">TS = JS + types!</text:p>
              </text:list-item>
              <text:list-item>
                <text:p text:style-name="P1">Gets compile time checking and +IDE</text:p>
              </text:list-item>
              <text:list-item>
                <text:p text:style-name="P1">classes/lambdas improve OO/funct, resp</text:p>
              </text:list-item>
              <text:list-item>
                <text:p text:style-name="P1">uses es6, was latest til June, ECMAScript</text:p>
              </text:list-item>
              <text:list-item>
                <text:p text:style-name="P1">es6-import, for...of</text:p>
              </text:list-item>
              <text:list-item>
                <text:p text:style-name="P1">template literals (funct way makin strings)</text:p>
              </text:list-item>
              <text:list-item>
                <text:p text:style-name="P1">destructuring objects/arrays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9</text:p>
          </table:table-cell>
          <table:table-cell table:style-name="Table2.B2" office:value-type="string">
            <text:list xml:id="list20251459" text:continue-numbering="true" text:style-name="L1">
              <text:list-item>
                <text:p text:style-name="P1">Mini snippet of comp showing TS syntax</text:p>
              </text:list-item>
              <text:list-item>
                <text:p text:style-name="P1">books is Book array (tag syntax of Gener)</text:p>
              </text:list-item>
              <text:list-item>
                <text:p text:style-name="P1">Java developers @home</text:p>
              </text:list-item>
              <text:list-item>
                <text:p text:style-name="P1">imports, types, classes, like Java -boilerpl</text:p>
              </text:list-item>
              <text:list-item>
                <text:p text:style-name="P1">flexiblity of js - “any”, kinda opt-in</text:p>
              </text:list-item>
              <text:list-item>
                <text:p text:style-name="P1">typical web service call in NG2</text:p>
              </text:list-item>
              <text:list-item>
                <text:p text:style-name="P1">getBooks returns Observ, we subscribe</text:p>
              </text:list-item>
              <text:list-item>
                <text:p text:style-name="P1">function gets called on the JSON</text:p>
              </text:list-item>
              <text:list-item>
                <text:p text:style-name="P1">lambda in lieu of function, uses arrow synt</text:p>
              </text:list-item>
              <text:list-item>
                <text:p text:style-name="P1">maintains comp scope (this), no self bind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0</text:p>
          </table:table-cell>
        </table:table-row>
        <table:table-row table:style-name="Table2.3">
          <table:table-cell table:style-name="Table2.A2" office:value-type="string">
            <text:list xml:id="list20244842" text:continue-numbering="true" text:style-name="L1">
              <text:list-item>
                <text:p text:style-name="P1">B4 demo, let's see new syntax</text:p>
              </text:list-item>
              <text:list-item>
                <text:p text:style-name="P1">() for events templ → controller</text:p>
              </text:list-item>
              <text:list-item>
                <text:p text:style-name="P1">[] for controller → template</text:p>
              </text:list-item>
              <text:list-item>
                <text:p text:style-name="P1">both for 2-way, none for static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1</text:p>
          </table:table-cell>
          <table:table-cell table:style-name="Table2.B2" office:value-type="string">
            <text:list xml:id="list20237526" text:continue-numbering="true" text:style-name="L1">
              <text:list-item>
                <text:p text:style-name="P1">Fleshed out component</text:p>
              </text:list-item>
              <text:list-item>
                <text:p text:style-name="P1">TS comp left, HTML templ right</text:p>
              </text:list-item>
              <text:list-item>
                <text:p text:style-name="P1">bit dense, break it down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2</text:p>
          </table:table-cell>
        </table:table-row>
      </table:table>
      <text:p text:style-name="Standard"><text:soft-page-break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20256683" text:continue-numbering="true" text:style-name="L1">
              <text:list-item>
                <text:p text:style-name="P1">Start w/ imports &amp; class declare</text:p>
              </text:list-item>
              <text:list-item>
                <text:p text:style-name="P1">familiar to java devs</text:p>
              </text:list-item>
              <text:list-item>
                <text:p text:style-name="P1">es6 imports fine-grained, pieces or alias</text:p>
              </text:list-item>
              <text:list-item>
                <text:p text:style-name="P1">TS has annotations, component for meta</text:p>
              </text:list-item>
              <text:list-item>
                <text:p text:style-name="P1">module id used for dependencies, in a bit</text:p>
              </text:list-item>
              <text:list-item>
                <text:p text:style-name="P1">selector name used by other components</text:p>
              </text:list-item>
              <text:list-item>
                <text:p text:style-name="P1">template via templateURL or inline</text:p>
              </text:list-item>
              <text:list-item>
                <text:p text:style-name="P1">libraries inline because of aggregation</text:p>
              </text:list-item>
              <text:list-item>
                <text:p text:style-name="P1">css inline or URL too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3</text:p>
          </table:table-cell>
          <table:table-cell table:style-name="Table3.B1" office:value-type="string">
            <text:list xml:id="list20247517" text:continue-numbering="true" text:style-name="L1">
              <text:list-item>
                <text:p text:style-name="P1">Constructor and necessary args (injected)</text:p>
              </text:list-item>
              <text:list-item>
                <text:p text:style-name="P1">don't need declaration outside, js scope</text:p>
              </text:list-item>
              <text:list-item>
                <text:p text:style-name="P1">loading calls during construction</text:p>
              </text:list-item>
              <text:list-item>
                <text:p text:style-name="P1">ok because asynchronous, but can hook</text:p>
              </text:list-item>
              <text:list-item>
                <text:p text:style-name="P1">ngOnInit and other lifecycles avail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4</text:p>
          </table:table-cell>
        </table:table-row>
        <table:table-row table:style-name="Table3.2">
          <table:table-cell table:style-name="Table3.A2" office:value-type="string">
            <text:list xml:id="list20256112" text:continue-numbering="true" text:style-name="L1">
              <text:list-item>
                <text:p text:style-name="P1">Heeeeere's router!</text:p>
              </text:list-item>
              <text:list-item>
                <text:p text:style-name="P1">Call router.navigate, pass in route, profit</text:p>
              </text:list-item>
              <text:list-item>
                <text:p text:style-name="P1">routes defined in bootstrap file</text:p>
              </text:list-item>
              <text:list-item>
                <text:p text:style-name="P1">typical save, returns an observable</text:p>
              </text:list-item>
              <text:list-item>
                <text:p text:style-name="P1">subscribe because it's cold (lazy-loaded)</text:p>
              </text:list-item>
              <text:list-item>
                <text:p text:style-name="P1">can be made hot, more like Promise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5</text:p>
          </table:table-cell>
          <table:table-cell table:style-name="Table3.B2" office:value-type="string">
            <text:list xml:id="list20253105" text:continue-numbering="true" text:style-name="L1">
              <text:list-item>
                <text:p text:style-name="P1">Heeere's template!</text:p>
              </text:list-item>
              <text:list-item>
                <text:p text:style-name="P1">NgFor to loop, replaces ng-repeat</text:p>
              </text:list-item>
              <text:list-item>
                <text:p text:style-name="P1">basic here, but can get index or sort</text:p>
              </text:list-item>
              <text:list-item>
                <text:p text:style-name="P1">loops through controller's books, div each</text:p>
              </text:list-item>
              <text:list-item>
                <text:p text:style-name="P1">double curlies for TS directly from DOM</text:p>
              </text:list-item>
              <text:list-item>
                <text:p text:style-name="P1">uses component context</text:p>
              </text:list-item>
              <text:list-item>
                <text:p text:style-name="P1">Pipe on created to format</text:p>
              </text:list-item>
              <text:list-item>
                <text:p text:style-name="P1">In NG1 and same -filter/orderBy (perf)</text:p>
              </text:list-item>
              <text:list-item>
                <text:p text:style-name="P1">can make your own, some on github</text:p>
              </text:list-item>
              <text:list-item>
                <text:p text:style-name="P1">recommend in controller via observable</text:p>
              </text:list-item>
              <text:list-item>
                <text:p text:style-name="P1">new binding syntax, ngModel 2-way bind</text:p>
              </text:list-item>
              <text:list-item>
                <text:p text:style-name="P1">controller updates DOM, and vice-versa</text:p>
              </text:list-item>
            </text:list>
            <text:p text:style-name="Table_20_Contents"/>
            <text:p text:style-name="Table_20_Contents">16</text:p>
          </table:table-cell>
        </table:table-row>
        <table:table-row table:style-name="Table3.3">
          <table:table-cell table:style-name="Table3.A2" office:value-type="string">
            <text:list xml:id="list20246458" text:continue-numbering="true" text:style-name="L1">
              <text:list-item>
                <text:p text:style-name="P1">More complex 2-way binding: genre</text:p>
              </text:list-item>
              <text:list-item>
                <text:p text:style-name="P1">-parentheses, no listen for DOM changes</text:p>
              </text:list-item>
              <text:list-item>
                <text:p text:style-name="P1">doesn't allow DOM to change</text:p>
              </text:list-item>
              <text:list-item>
                <text:p text:style-name="P1">nice if passing to comp w/ side effects</text:p>
              </text:list-item>
              <text:list-item>
                <text:p text:style-name="P1">id passed back to book.genre via ngModel</text:p>
              </text:list-item>
              <text:list-item>
                <text:p text:style-name="P1">-square = event listeners on click</text:p>
              </text:list-item>
              <text:list-item>
                <text:p text:style-name="P1">ngModel yes, ng-click no, instead (click)</text:p>
              </text:list-item>
              <text:list-item>
                <text:p text:style-name="P1">One less directive to learn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7</text:p>
          </table:table-cell>
          <table:table-cell table:style-name="Table3.B2" office:value-type="string">
            <text:list xml:id="list20237363" text:continue-numbering="true" text:style-name="L1">
              <text:list-item>
                <text:p text:style-name="P1">Initial config in this bootstrap file</text:p>
              </text:list-item>
              <text:list-item>
                <text:p text:style-name="P1">routes for router, declare dependencies</text:p>
              </text:list-item>
              <text:list-item>
                <text:p text:style-name="P1">dependencies handled by ngModule (new)</text:p>
              </text:list-item>
              <text:list-item>
                <text:p text:style-name="P1">creates hierarchy of dependencies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8</text:p>
          </table:table-cell>
        </table:table-row>
      </table:table>
      <text:p text:style-name="Standard"><text:soft-page-break/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list xml:id="list20235836" text:continue-numbering="true" text:style-name="L1">
              <text:list-item>
                <text:p text:style-name="P1">Basic ng2 done, pros and “khan”s</text:p>
              </text:list-item>
              <text:list-item>
                <text:p text:style-name="P1">end on high note, start with the bad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19</text:p>
          </table:table-cell>
          <table:table-cell table:style-name="Table4.B1" office:value-type="string">
            <text:list xml:id="list20232255" text:continue-numbering="true" text:style-name="L1">
              <text:list-item>
                <text:p text:style-name="P1">Big “khan” is upgrading</text:p>
              </text:list-item>
              <text:list-item>
                <text:p text:style-name="P1">lots of breaking in alpha,beta, RC</text:p>
              </text:list-item>
              <text:list-item>
                <text:p text:style-name="P1">one angular, mismatches break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0</text:p>
          </table:table-cell>
        </table:table-row>
        <table:table-row table:style-name="Table4.2">
          <table:table-cell table:style-name="Table4.A2" office:value-type="string">
            <text:list xml:id="list20240014" text:continue-numbering="true" text:style-name="L1">
              <text:list-item>
                <text:p text:style-name="P1">Breaking changes make beta brutal</text:p>
              </text:list-item>
              <text:list-item>
                <text:p text:style-name="P1">rc not safe, pulls out modules (route/form)</text:p>
              </text:list-item>
              <text:list-item>
                <text:p text:style-name="P1">can't stick with old version</text:p>
              </text:list-item>
              <text:list-item>
                <text:p text:style-name="P1">tutorials always on latest, no links to old</text:p>
              </text:list-item>
              <text:list-item>
                <text:p text:style-name="P1">gotta use latest or find others' xp</text:p>
              </text:list-item>
              <text:list-item>
                <text:p text:style-name="P1">stack overflow = savior</text:p>
              </text:list-item>
              <text:list-item>
                <text:p text:style-name="P1">Google = love/hate</text:p>
              </text:list-item>
              <text:list-item>
                <text:p text:style-name="P1">Must google to fix what google broke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1</text:p>
          </table:table-cell>
          <table:table-cell table:style-name="Table4.B2" office:value-type="string">
            <text:list xml:id="list20258958" text:continue-numbering="true" text:style-name="L1">
              <text:list-item>
                <text:p text:style-name="P1">Scared? Good News! 2.0 is out!</text:p>
              </text:list-item>
              <text:list-item>
                <text:p text:style-name="P1">Hopefully breaks a thing of the past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2</text:p>
          </table:table-cell>
        </table:table-row>
        <table:table-row table:style-name="Table4.3">
          <table:table-cell table:style-name="Table4.A2" office:value-type="string">
            <text:list xml:id="list20254213" text:continue-numbering="true" text:style-name="L1">
              <text:list-item>
                <text:p text:style-name="P1">NG2 Devs apologized for no RC SemVer </text:p>
              </text:list-item>
              <text:list-item>
                <text:p text:style-name="P1">pledged SemVer going forward</text:p>
              </text:list-item>
              <text:list-item>
                <text:p text:style-name="P1">breaks on major only, ~6months</text:p>
              </text:list-item>
              <text:list-item>
                <text:p text:style-name="P1">hopefully less turbulent, too soon to tell</text:p>
              </text:list-item>
              <text:list-item>
                <text:p text:style-name="P1">2.1 out, drop-in for 2.0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3</text:p>
          </table:table-cell>
          <table:table-cell table:style-name="Table4.B2" office:value-type="string">
            <text:list xml:id="list20247730" text:continue-numbering="true" text:style-name="L1">
              <text:list-item>
                <text:p text:style-name="P1">Now, what we liked: all of it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4</text:p>
          </table:table-cell>
        </table:table-row>
      </table:table>
      <text:p text:style-name="Standard"><text:soft-page-break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list xml:id="list20234031" text:continue-numbering="true" text:style-name="L1">
              <text:list-item>
                <text:p text:style-name="P1">TS nice, IDE is back</text:p>
              </text:list-item>
              <text:list-item>
                <text:p text:style-name="P1">Used to Netbeans/SSMS? Like this</text:p>
              </text:list-item>
              <text:list-item>
                <text:p text:style-name="P1">Other JS, use chrome or doc to figure out</text:p>
              </text:list-item>
              <text:list-item>
                <text:p text:style-name="P1">Also get more reliable coloring/highlights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5</text:p>
          </table:table-cell>
          <table:table-cell table:style-name="Table5.B1" office:value-type="string">
            <text:list xml:id="list20250913" text:continue-numbering="true" text:style-name="L1">
              <text:list-item>
                <text:p text:style-name="P1">Diggin the new binding syntax</text:p>
              </text:list-item>
              <text:list-item>
                <text:p text:style-name="P1">Easy for new devs</text:p>
              </text:list-item>
              <text:list-item>
                <text:p text:style-name="P1">Recap () and [] is all</text:p>
              </text:list-item>
              <text:list-item>
                <text:p text:style-name="P1">For NG1, no more @/=/&amp;</text:p>
              </text:list-item>
              <text:list-item>
                <text:p text:style-name="P1">Loosely correlated to directions, but not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6</text:p>
          </table:table-cell>
        </table:table-row>
        <table:table-row table:style-name="Table5.2">
          <table:table-cell table:style-name="Table5.A2" office:value-type="string">
            <text:list xml:id="list20234309" text:continue-numbering="true" text:style-name="L1">
              <text:list-item>
                <text:p text:style-name="P1">With new syntax, directives b gone</text:p>
              </text:list-item>
              <text:list-item>
                <text:p text:style-name="P1">ng-click is (click), ng-href is [href]</text:p>
              </text:list-item>
              <text:list-item>
                <text:p text:style-name="P1">ng-show/hide replaced by [hidden] or ngIf</text:p>
              </text:list-item>
              <text:list-item>
                <text:p text:style-name="P1">NG1 ng-hide sets display:none !important</text:p>
              </text:list-item>
              <text:list-item>
                <text:p text:style-name="P1">some say erroneous to use [hidden]</text:p>
              </text:list-item>
              <text:list-item>
                <text:p text:style-name="P1">Style choice [hidden] or ngIf</text:p>
              </text:list-item>
              <text:list-item>
                <text:p text:style-name="P1">I prefer [hidden]</text:p>
              </text:list-item>
              <text:list-item>
                <text:p text:style-name="P1">prefer bound props</text:p>
              </text:list-item>
              <text:list-item>
                <text:p text:style-name="P1">ngIf removes elements, loses state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7</text:p>
          </table:table-cell>
          <table:table-cell table:style-name="Table5.B2" office:value-type="string">
            <text:list xml:id="list20248677" text:continue-numbering="true" text:style-name="L1">
              <text:list-item>
                <text:p text:style-name="P1">Liked RxJS, though not required much</text:p>
              </text:list-item>
              <text:list-item>
                <text:p text:style-name="P1">If no RxJS missing out on useful stuff</text:p>
              </text:list-item>
              <text:list-item>
                <text:p text:style-name="P1">These are some we found helpful</text:p>
              </text:list-item>
              <text:list-item>
                <text:p text:style-name="P1">Note: syntax helps, RxJS hurts Lcurve</text:p>
              </text:list-item>
              <text:list-item>
                <text:p text:style-name="P1">Hopefully more Reactive will help</text:p>
              </text:list-item>
              <text:list-item>
                <text:p text:style-name="P1">Recommend seeing Michael's RX talk</text:p>
              </text:list-item>
              <text:list-item>
                <text:p text:style-name="P1">Ok, on to the methods!</text:p>
              </text:list-item>
              <text:list-item>
                <text:p text:style-name="P1">Map is go-to transform, don't use do</text:p>
              </text:list-item>
              <text:list-item>
                <text:p text:style-name="P1">do encourages side effects by not using ret</text:p>
              </text:list-item>
              <text:list-item>
                <text:p text:style-name="P1">Merge combines, event for any</text:p>
              </text:list-item>
              <text:list-item>
                <text:p text:style-name="P1">ForkJoin combines, one event when done</text:p>
              </text:list-item>
              <text:list-item>
                <text:p text:style-name="P1">Useful for waiting for all data for page</text:p>
              </text:list-item>
              <text:list-item>
                <text:p text:style-name="P1">FlatMap splits, similar to spread</text:p>
              </text:list-item>
            </text:list>
            <text:p text:style-name="Table_20_Contents">28</text:p>
          </table:table-cell>
        </table:table-row>
        <table:table-row table:style-name="Table5.3">
          <table:table-cell table:style-name="Table5.A2" office:value-type="string">
            <text:list xml:id="list20259343" text:continue-numbering="true" text:style-name="L1">
              <text:list-item>
                <text:p text:style-name="P1">Gonna switch? Depends what u using</text:p>
              </text:list-item>
              <text:list-item>
                <text:p text:style-name="P1">If NG1, NG2 stable, NG1 deprecated</text:p>
              </text:list-item>
              <text:list-item>
                <text:p text:style-name="P1">Should prolly switch</text:p>
              </text:list-item>
              <text:list-item>
                <text:p text:style-name="P1">Might wait for NG1 libraries; UI-grid, MD</text:p>
              </text:list-item>
              <text:list-item>
                <text:p text:style-name="P1">May be able to ng-upgrade, has caveats</text:p>
              </text:list-item>
              <text:list-item>
                <text:p text:style-name="P1">Not NG1? Like frameworks? Big comp?</text:p>
              </text:list-item>
              <text:list-item>
                <text:p text:style-name="P1">Lots of resources put into Angular2, +grow</text:p>
              </text:list-item>
              <text:list-item>
                <text:p text:style-name="P1">Google owns Chrome, lots of JS sway</text:p>
              </text:list-item>
              <text:list-item>
                <text:p text:style-name="P1">If don't like GL with franken-libraries</text:p>
              </text:list-item>
              <text:list-item>
                <text:p text:style-name="P1">can try Elm or see John's for alternatives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>29</text:p>
          </table:table-cell>
          <table:table-cell table:style-name="Table5.B2" office:value-type="string">
            <text:list xml:id="list20240104" text:continue-numbering="true" text:style-name="L1">
              <text:list-item>
                <text:p text:style-name="P1">Glad to be NG2</text:p>
              </text:list-item>
              <text:list-item>
                <text:p text:style-name="P1">Feel battered and bruised from beta</text:p>
              </text:list-item>
              <text:list-item>
                <text:p text:style-name="P1">Clouds have parted, NG2 better than past</text:p>
              </text:list-item>
            </text:list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30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6T22:34:20.59</meta:creation-date>
    <dc:date>2016-10-27T00:06:58.89</dc:date>
    <meta:editing-duration>PT28M45S</meta:editing-duration>
    <meta:editing-cycles>2</meta:editing-cycles>
    <meta:generator>OpenOffice/4.1.3$Win32 OpenOffice.org_project/413m1$Build-9783</meta:generator>
    <meta:print-date>2016-10-27T00:05:42.05</meta:print-date>
    <meta:document-statistic meta:table-count="5" meta:image-count="0" meta:object-count="0" meta:page-count="6" meta:paragraph-count="216" meta:word-count="1223" meta:character-count="6148"/>
  </office:meta>
</office:document-meta>
</file>